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 réaliser</text:p>
          </table:table-cell>
          <table:table-cell office:value-type="string">
            <text:p>nb d'heure estimées </text:p>
          </table:table-cell>
          <table:table-cell office:value-type="string">
            <text:p>nombre d'heure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2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9.5+2" office:value-type="float" office:value="69.5">
            <text:p>69,5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70955165692008">
            <text:p>0,27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389863547758285">
            <text:p>0,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94.5">
            <text:p>94,5</text:p>
          </table:table-cell>
          <table:table-cell office:value-type="float" office:value="25">
            <text:p>25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68421052631579">
            <text:p>0,37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389863547758285">
            <text:p>0,39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table:style-name="ce4" office:value-type="percentage" office:value="0.86">
            <text:p>86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2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27">
            <text:p>127</text:p>
          </table:table-cell>
          <table:table-cell office:value-type="float" office:value="32.5">
            <text:p>32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495126705653021">
            <text:p>0,50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389863547758285">
            <text:p>0,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5">
            <text:p>15/01/15</text:p>
          </table:table-cell>
          <table:table-cell/>
          <table:table-cell table:formula="of:=[.C4]+[.D5]" office:value-type="float" office:value="159">
            <text:p>159</text:p>
          </table:table-cell>
          <table:table-cell office:value-type="float" office:value="32">
            <text:p>32</text:p>
          </table:table-cell>
          <table:table-cell/>
          <table:table-cell table:style-name="ce2" table:formula="of:=[.C5]/[.$C$8]" office:value-type="float" office:value="0.619883040935672">
            <text:p>0,62</text:p>
          </table:table-cell>
          <table:table-cell/>
          <table:table-cell table:style-name="ce2" table:formula="of:=[.F5]/[.C5]*100" office:value-type="float" office:value="0.389863547758285">
            <text:p>0,39</text:p>
          </table:table-cell>
          <table:table-cell table:number-columns-repeated="2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85">
            <text:p>185</text:p>
          </table:table-cell>
          <table:table-cell table:formula="of:=52/2" office:value-type="float" office:value="26">
            <text:p>26</text:p>
          </table:table-cell>
          <table:table-cell/>
          <table:table-cell table:style-name="ce2" table:formula="of:=[.C6]/[.$C$8]" office:value-type="float" office:value="0.721247563352826">
            <text:p>0,72</text:p>
          </table:table-cell>
          <table:table-cell/>
          <table:table-cell table:style-name="ce2" table:formula="of:=[.F6]/[.C6]*100" office:value-type="float" office:value="0.389863547758285">
            <text:p>0,39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211">
            <text:p>211</text:p>
          </table:table-cell>
          <table:table-cell office:value-type="float" office:value="26">
            <text:p>26</text:p>
          </table:table-cell>
          <table:table-cell/>
          <table:table-cell table:style-name="ce2" table:formula="of:=[.C7]/[.$C$8]" office:value-type="float" office:value="0.82261208576998">
            <text:p>0,82</text:p>
          </table:table-cell>
          <table:table-cell/>
          <table:table-cell table:style-name="ce2" table:formula="of:=[.F7]/[.C7]*100" office:value-type="float" office:value="0.389863547758285">
            <text:p>0,39</text:p>
          </table:table-cell>
          <table:table-cell table:number-columns-repeated="7"/>
        </table:table-row>
        <table:table-row table:style-name="ro2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56.5">
            <text:p>256,5</text:p>
          </table:table-cell>
          <table:table-cell office:value-type="float" office:value="45.5">
            <text:p>45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389863547758285">
            <text:p>0,39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2">
          <table:table-cell table:style-name="ce1"/>
          <table:table-cell table:number-columns-repeated="9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>
            <draw:frame table:end-cell-address="Feuille1.E30" table:end-x="3.013cm" table:end-y="0.068cm" draw:z-index="0" draw:style-name="gr1" draw:text-style-name="P1" svg:width="17.632cm" svg:height="8.395cm" svg:x="1.444cm" svg:y="0.273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7"/>
          <table:table-cell>
            <draw:frame table:end-cell-address="Feuille1.K34" table:end-x="1.97cm" table:end-y="0.14cm" draw:z-index="2" draw:style-name="gr1" draw:text-style-name="P1" svg:width="12.802cm" svg:height="6.854cm" svg:x="0.005cm" svg:y="0.061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11">
          <table:table-cell table:number-columns-repeated="15"/>
        </table:table-row>
        <table:table-row table:style-name="ro2">
          <table:table-cell table:number-columns-repeated="4"/>
          <table:table-cell>
            <draw:frame table:end-cell-address="Feuille1.H46" table:end-x="4.003cm" table:end-y="0.169cm" draw:z-index="1" draw:style-name="gr1" draw:text-style-name="P1" svg:width="14.33cm" svg:height="6.828cm" svg:x="0.458cm" svg:y="0.115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>
            <draw:frame table:end-cell-address="Feuille1.D47" table:end-x="4.439cm" table:end-y="0.068cm" draw:z-index="3" draw:style-name="gr1" draw:text-style-name="P1" svg:width="12.995cm" svg:height="6.669cm" svg:x="2.305cm" svg:y="0.173cm">
              <draw:object draw:notify-on-update-of-ranges="Feuille1.A1:Feuille1.A1 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12/01/2015</text:date>, <text:time>22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12T22:46:07.50</dc:date>
    <dc:creator>Simon Rispal</dc:creator>
    <meta:editing-duration>P3DT17H49M45S</meta:editing-duration>
    <meta:editing-cycles>12</meta:editing-cycles>
    <meta:generator>OpenOffice/4.1.0$Win32 OpenOffice.org_project/410m18$Build-9764</meta:generator>
    <meta:document-statistic meta:table-count="3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33cm" svg:height="8.396cm" xlink:href=".." xlink:type="simple" chart:class="chart:line" chart:style-name="ch1">
        <chart:title svg:x="0.988cm" svg:y="0.38cm" chart:style-name="ch2">
          <text:p>nombre d'heure réalisée et nombre d'heures estimée en fonction du temps</text:p>
        </chart:title>
        <chart:legend svg:x="1.842cm" svg:y="1.771cm" style:legend-expansion="custom" chartooo:width="4.57cm" chartooo:height="1.83cm" style:legend-expansion-aspect-ratio="2.49726775956284" chart:style-name="ch3"/>
        <chart:plot-area chart:style-name="ch4" table:cell-range-address="Feuille1.A1:Feuille1.C8" chart:data-source-has-labels="both" svg:x="0.256cm" svg:y="1.301cm" svg:width="16.069cm" svg:height="6.36cm">
          <chartooo:coordinate-region svg:x="1.063cm" svg:y="1.513cm" svg:width="15.262cm" svg:height="5.475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  <draw:g>
                  <svg:desc>Feuille1.B1:Feuille1.B1</svg:desc>
                </draw:g>
              </table:table-cell>
              <table:table-cell office:value-type="string">
                <text:p>nb d'heure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9.5">
                <text:p>69.5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96cm" svg:height="6.67cm" xlink:href=".." xlink:type="simple" chart:class="chart:line" chart:style-name="ch1">
        <chart:title svg:x="3.451cm" svg:y="0.079cm" chart:style-name="ch2">
          <text:p>progression prévue et effective</text:p>
        </chart:title>
        <chart:legend svg:x="1.214cm" svg:y="0.909cm" style:legend-expansion="custom" chartooo:width="4.304cm" chartooo:height="1.949cm" style:legend-expansion-aspect-ratio="2.20831195484864" chart:style-name="ch3"/>
        <chart:plot-area chart:style-name="ch4" table:cell-range-address="Feuille1.A1:Feuille1.A8 Feuille1.E1:Feuille1.F8" chart:data-source-has-labels="both" svg:x="0.486cm" svg:y="0.696cm" svg:width="12.102cm" svg:height="5.702cm">
          <chartooo:coordinate-region svg:x="1.214cm" svg:y="0.909cm" svg:width="11.374cm" svg:height="4.816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70955165692008">
                <text:p>0.270955165692008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29cm" xlink:href=".." xlink:type="simple" chart:class="chart:bar" chart:style-name="ch1">
        <chart:title svg:x="2.994cm" svg:y="0.273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cm" svg:width="13.52cm" svg:height="6.124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389863547758285">
                <text:p>0.389863547758285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5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8cm" style:legend-expansion-aspect-ratio="5.35810810810811" chart:style-name="ch3"/>
        <chart:plot-area chart:style-name="ch4" table:cell-range-address="Feuille1.A2:Feuille1.A8 Feuille1.I1:Feuille1.I8" chart:data-source-has-labels="both" svg:x="0.645cm" svg:y="1.472cm" svg:width="11.632cm" svg:height="4.816cm">
          <chartooo:coordinate-region svg:x="1.169cm" svg:y="1.684cm" svg:width="11.108cm" svg:height="3.931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